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ew York" svg:font-family="New York" style:font-family-generic="roman" style:font-pitch="variable" svg:panose-1="2 4 5 3 6 5 6 2 3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ourier" svg:font-family="Courier" style:font-family-generic="modern" style:font-pitch="fixed" svg:panose-1="2 7 4 9 2 2 5 2 4 4"/>
    <style:font-face style:name="Times" svg:font-family="Times" style:font-family-generic="roman" style:font-pitch="variable" svg:panose-1="2 2 6 3 5 4 5 2 3 4"/>
    <style:font-face style:name="Geneva" svg:font-family="Geneva" style:font-family-generic="system" svg:panose-1="0 0 0 0 0 0 0 0 0 0"/>
    <style:font-face style:name="Zapf Dingbats" svg:font-family="Zapf Dingbats" style:font-family-generic="system" svg:panose-1="0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DefStart" style:master-page-name="MP0" style:family="paragraph">
      <style:paragraph-properties fo:break-before="page"/>
    </style:style>
  </office:automatic-styles>
  <office:body>
    <office:text text:use-soft-page-breaks="true">
      <text:p text:style-name="P1">TEXT= ( addr1 addr2 count -- flag )</text:p>
      <text:p text:style-name="DefBody">Compare COUNT characters starting at ADDR1 and ADDR2. <text:s/>If they are all equal, return TRUE. <text:s/>This is NOT case sensitive.</text:p>
      <text:p text:style-name="RelWords">Related words: <text:s/>MATCH? COMPARE</text:p>
      <text:p text:style-name="DefStart">TEXTROM ( &lt;name&gt; -- , when created )</text:p>
      <text:p text:style-name="DefStart"><text:tab/>( index -- addr count , when used )</text:p>
      <text:p text:style-name="DefBody"><text:alphabetical-index-mark text:string-value="String table, TEXTROM, GL-"/>Creates a read-only string table. For example:</text:p>
      <text:p text:style-name="DefCode">$ROM <text:s/>MESSAGES <text:s/>," <text:s/>Hello" ," <text:s/>Abandon ship!" <text:s/>," Who am I?"</text:p>
      <text:p text:style-name="DefCode">2 MESSAGES TYPE</text:p>
      <text:p text:style-name="RelWords">Related words: $ROM <text:s/>," <text:s/>$ARRAY</text:p>
      <text:p text:style-name="DefStart">THEN <text:s/>( -- )</text:p>
      <text:p text:style-name="DefBody">Terminate an IF .. THEN statement. <text:s/>See IF.</text:p>
      <text:p text:style-name="DefStart">TIB ( -- addr-buffer )</text:p>
      <text:p text:style-name="DefBody">Address of the buffer where user input goes. <text:s/>Filled by QUERY. Read by INTERPRET.</text:p>
      <text:p text:style-name="DefCode">TIB <text:s/>#TIB @ <text:s/>.S TYPE</text:p>
      <text:p text:style-name="DefStart">TOLOWER ( char -- char' )</text:p>
      <text:p text:style-name="DefBody">If a character is UPPER case, convert it to lower.</text:p>
      <text:p text:style-name="DefStart">TOUPPER ( char -- char' )</text:p>
      <text:p text:style-name="DefBody">If a character is lower case, convert it to UPPER.</text:p>
      <text:p text:style-name="DefStart">TRUE ( -- -1 , Boolean constant )</text:p>
      <text:p text:style-name="DefStart">TUCK <text:s/>( a b -- b a b )</text:p>
      <text:p text:style-name="DefBody">Places a copy of the top item on the stack below the second item. Defined as SWAP OVER .</text:p>
      <text:p text:style-name="DefStart">TYPE ( addr count -- , type a string )</text:p>
      <text:p text:style-name="DefBody">Types COUNT characters starting at ADDR to the output stream. <text:s/>TYPE is a deferred word.</text:p>
      <text:p text:style-name="DefBody">Technical Note: In most Forths, TYPE calls EMIT. <text:s/>In HForth, EMIT calls TYPE for speed.</text:p>
      <text:p text:style-name="DefStart">U* ( u1 u2 -- du )</text:p>
      <text:p text:style-name="DefBody">Same as UM*</text:p>
      <text:p text:style-name="DefStart">U. ( n -- )</text:p>
      <text:p text:style-name="DefBody">Print N as an unsigned number. <text:s/>Normally, any number with the most significant bit set is considered positive. <text:s/>U. is mostly used when printing big hex numbers or addresses that you think of as positive.</text:p>
      <text:p text:style-name="DefCode">HEX AEC491B5 <text:s/>DUP . U.</text:p>
      <text:p text:style-name="DefStart">U.R ( u width -- )</text:p>
      <text:p text:style-name="DefBody">Print unsigned number in a field WIDTH characters wide. <text:s/>See .R .</text:p>
      <text:p text:style-name="DefStart">U/ ( du u -- u-rem u-quotient )</text:p>
      <text:p text:style-name="DefBody">Divide a double precision number DU by a single precision number U. Generate an unsigned remainder and an unsigned quotient.</text:p>
      <text:p text:style-name="RelWords">Related words: M/ /</text:p>
      <text:p text:style-name="DefStart">U2/ ( u -- u/2 )</text:p>
      <text:p text:style-name="DefBody">Fast unsigned divide by two. <text:s/>Use a logical right shift.</text:p>
      <text:soft-page-break/>
      <text:p text:style-name="DefCode">HEX BA987654 U2/ . ( prints 5D4C3B2A )</text:p>
      <text:p text:style-name="DefCode">HEX BA987654 2/ . ( prints -22B3C4D6 )</text:p>
      <text:p text:style-name="DefStart">U&lt; ( u1 u2 -- flag )</text:p>
      <text:p text:style-name="DefBody">Compare two unsigned numbers. <text:s/>TRUE if U1 less than U2.</text:p>
      <text:p text:style-name="DefCode">10 -20 U&lt; . ( true !! cuz -20 is really big )</text:p>
      <text:p text:style-name="DefCode">-20 U.</text:p>
      <text:p text:style-name="DefCode">10 -20 &lt; . ( false )</text:p>
      <text:p text:style-name="DefStart">U&gt; ( u1 u2 -- flag )</text:p>
      <text:p text:style-name="DefBody">Compare two unsigned numbers. <text:s/>TRUE if U1 greater than U2.</text:p>
      <text:p text:style-name="DefStart">UNSMUDGE ( -- )</text:p>
      <text:p text:style-name="DefBody">Clear a flag bit in the header of the most recently defined word to make it visible. <text:s/>FIND can now find it.</text:p>
      <text:p text:style-name="RelWords">Related words: SMUDGE</text:p>
      <text:p text:style-name="DefStart">UNTIL <text:s/>( flag -- )</text:p>
      <text:p text:style-name="DefBody">Terminate a BEGIN UNTIL statement. <text:s/>If the flag is FALSE, go back to the code immediately after the BEGIN. <text:s/>If the flag is true, continue. <text:s/>Think of is at "Keep looping until the contition is true".</text:p>
      <text:p text:style-name="DefCode">: MANYHI <text:s/>( -- )</text:p>
      <text:p text:style-name="DefCode"><text:tab/>BEGIN ." Stop me!" CR</text:p>
      <text:p text:style-name="DefCode"><text:tab/><text:tab/>?TERMINAL <text:s/>( returns TRUE if key hit )</text:p>
      <text:p text:style-name="DefCode"><text:tab/>UNTIL</text:p>
      <text:p text:style-name="DefCode"><text:tab/>." You hit a " KEY EMIT CR</text:p>
      <text:p text:style-name="DefCode">;</text:p>
      <text:p text:style-name="RelWords">Related words: BEGIN WHILE REPEAT IF DO LOOP</text:p>
      <text:p text:style-name="DefStart">USE-&gt;REL <text:s/>( usable-addr -- rel-addr )</text:p>
      <text:p text:style-name="DefBody">Convert a usable address to a relocatable relative address.<text:s/></text:p>
      <text:p text:style-name="DefBody">See REL-&gt;USE.</text:p>
      <text:p text:style-name="DefStart">VALUE <text:s/>( n &lt;name&gt; -- )</text:p>
      <text:p text:style-name="DefBody">Define a self fetching data structure. <text:s/>The initial value will be N. <text:s/>You can change the value using -&gt; (same symbol as for local variables). <text:s/>You can use these like constants but VALUEs are often better because you can change them.</text:p>
      <text:p text:style-name="DefCode">123 VALUE V1</text:p>
      <text:p text:style-name="DefCode">V1 . <text:s/>( prints 123 )</text:p>
      <text:p text:style-name="DefCode">987 -&gt; V1 <text:s/>( set V1 )</text:p>
      <text:p text:style-name="DefCode">V1 . ( prints 987 )</text:p>
      <text:p text:style-name="DefStart">VARIABLE ( &lt;name&gt; -- )</text:p>
      <text:p text:style-name="DefBody">Define a simple data structure that returns its address. <text:s/>You can then use @ and ! to fetch or store values into this variable. <text:s/>The initial value of a variable if 0.</text:p>
      <text:p text:style-name="DefCode">VARIABLE VAR1</text:p>
      <text:p text:style-name="DefCode">VAR1 . ( print address of VAR1 )</text:p>
      <text:p text:style-name="DefCode">654 VAR1 ! <text:s/>( store new value for VAR1 )</text:p>
      <text:p text:style-name="DefCode">VAR1 @ . ( fetch value from VAR1 , prints 654 )</text:p>
      <text:p text:style-name="DefBody">VARIABLE is the same as V: which you will sometimes see in HMSL (saves typing!).<text:s/></text:p>
      <text:p text:style-name="DefBody">Warning: some older Forths take an initial value on the stack when a VARIABLE is created.</text:p>
      <text:p text:style-name="RelWords">Related words: CONSTANT CREATE VALUE @ ! +!</text:p>
      <text:p text:style-name="DefStart">W! ( n addr -- )</text:p>
      <text:p text:style-name="DefBody">Store the lower 16 bits of N at address ADDR. <text:s/>ADDR must be even.</text:p>
      <text:p text:style-name="RelWords">Related words: W@ W,</text:p>
      <text:p text:style-name="DefStart">W, ( n -- )</text:p>
      <text:p text:style-name="DefBody">Store the lower 16 bits of N at the current dictionary location and advance the dictionary pointer by 2.</text:p>
      <text:p text:style-name="RelWords">Related words: , ALLOT W! CELL</text:p>
      <text:p text:style-name="DefStart">W-&gt;S ( w -- n<text:s/>)</text:p>
      <text:p text:style-name="DefBody">Sign extend a 16 bit value to a 32 bit value.This is important if you want to store signed numbers in a 16 bit storage location because you will lose the "sign bits".</text:p>
      <text:p text:style-name="DefCode">VARIABLE WVAR</text:p>
      <text:p text:style-name="DefCode">-100 WVAR W!</text:p>
      <text:p text:style-name="DefCode">WVAR W@ . <text:s/>( not -100 !!! )</text:p>
      <text:p text:style-name="DefCode">WVAR W@ W-&gt;S . ( prints -100 )</text:p>
      <text:p text:style-name="RelWords">Related words: W@ B-&gt;S S-&gt;D</text:p>
      <text:p text:style-name="DefStart">W/ ( n w -- n/w )</text:p>
      <text:p text:style-name="DefBody">Fast divide of a 32 bit number by a 16 bit number. <text:s/>About 4 times faster than the full /. <text:s/>W and N/W must both be between -32768 and 32767.</text:p>
      <text:p text:style-name="DefStart">W@ ( addr -- w )</text:p>
      <text:p text:style-name="DefBody">Fetch a 16 bit number W from the address ADDR. <text:s/>If you<text:s/>want a signed number you should then use W-&gt;S.</text:p>
      <text:p text:style-name="DefStart">WARNING" ( flag message" -- )</text:p>
      <text:p text:style-name="DefBody">If the flag is true, print the quote delimited message. <text:s/>Does not ABORT. <text:s/>Execution continues with the following statement.</text:p>
      <text:p text:style-name="DefCode">DUP 127 &gt; WARNING" Velocity too high!"</text:p>
      <text:p text:style-name="RelWords">Related words: abort" ."</text:p>
      <text:p text:style-name="DefStart">WHAT'S ( &lt;name&gt; -- cfa )</text:p>
      <text:p text:style-name="DefBody">Find out what a deferred word is supposed to be. <text:s/>See the section on deferred words.</text:p>
      <text:p text:style-name="RelWords">Related words: DEFER IS</text:p>
      <text:p text:style-name="DefStart">WHILE ( flag -- )</text:p>
      <text:p text:style-name="DefBody">While the flag is true, continue executing the code in the BEGIN .. WHILE .. REPEAT loop. <text:s/>If<text:s/>FALSE, skip to the code following REPEAT.</text:p>
      <text:p text:style-name="DefCode">: TEST <text:s/>( -- print lines of stars )</text:p>
      <text:p text:style-name="DefCode"><text:tab/>BEGIN</text:p>
      <text:p text:style-name="DefCode"><text:tab/><text:tab/>10 CHOOSE ?DUP 0&gt; <text:s/>( loop until it picks 0 )</text:p>
      <text:p text:style-name="DefCode"><text:tab/>WHILE</text:p>
      <text:p text:style-name="DefCode"><text:tab/><text:tab/>0 DO ascii * EMIT <text:s/>( print line of '*'s )</text:p>
      <text:p text:style-name="DefCode"><text:tab/><text:tab/>LOOP CR</text:p>
      <text:p text:style-name="DefCode"><text:tab/>REPEAT</text:p>
      <text:p text:style-name="DefCode">;</text:p>
      <text:p text:style-name="RelWords">Related words: BEGIN REPEAT UNTIL IF DO LOOP</text:p>
      <text:p text:style-name="DefCode"><text:tab/><text:tab/></text:p>
      <text:p text:style-name="DefStart">WITHIN? <text:s/>( num low high -- flag )</text:p>
      <text:p text:style-name="DefBody">Accepts three numbers, num, low and high, and returns a value of true if low &lt;= num &lt;= high, returns false otherwise. <text:s/>Useful for range checking.</text:p>
      <text:p text:style-name="DefBody">For example:</text:p>
      <text:p text:style-name="DefCode">7 8 10 WITHIN? .</text:p>
      <text:p text:style-name="DefBody">returns false, while</text:p>
      <text:p text:style-name="DefCode">4 3 5 WITHIN? .</text:p>
      <text:p text:style-name="DefBody">returns true.</text:p>
      <text:p text:style-name="RelWords">Related words: <text:s/>CLIPTO</text:p>
      <text:p text:style-name="DefStart">WORD ( delimiter-char &lt;text&gt; -- $addr )</text:p>
      <text:p text:style-name="DefBody">Read one word from the input stream delimited by the given char and places it at $ADDR. <text:s/>The string is usually placed at HERE. Advances &gt;IN which point to the next character to be read. <text:s/>If the length of the string at $ADDR is zero then we have hit the end of the line.</text:p>
      <text:p text:style-name="DefBody">Forth uses word to parse Forth code by calling WORD with BL (blank space) as the delimiter. <text:s/>Imagine you want to print a message that contains a " which means you can't use .". <text:s/>Try this.</text:p>
      <text:p text:style-name="DefCode">: .&lt; <text:s/>( message&gt; -- , print message )</text:p>
      <text:p text:style-name="DefCode"><text:tab/>ASCII &gt; WORD <text:s/>( get text )</text:p>
      <text:p text:style-name="DefCode"><text:tab/>$TYPE</text:p>
      <text:p text:style-name="DefCode">;</text:p>
      <text:p text:style-name="DefCode">.&lt; <text:s/>He said "Hi!".&gt;</text:p>
      <text:p text:style-name="RelWords">Related words: PARSE SCAN SKIP</text:p>
      <text:p text:style-name="DefStart">WORDS ( -- , print all words in the dictionary )</text:p>
      <text:p text:style-name="DefStart">WORDS.LIKE ( &lt;string&gt; -- )</text:p>
      <text:p text:style-name="DefBody">Print a list of all words in the dictionary that contain the given string. <text:s/>This is very handy when you can't exactly remember a name.</text:p>
      <text:p text:style-name="DefBody">WORDS.LIKE @</text:p>
      <text:p text:style-name="DefBody">WORDS.LIKE PUT.</text:p>
      <text:p text:style-name="DefStart">XDROP (i1 i2 i3 … in n -- )</text:p>
      <text:p text:style-name="DefBody">Drop N items from the stack.</text:p>
      <text:p text:style-name="DefStart">XDUP <text:s/>( i1 i2 i3 … in n -- i1 i2 … in i1 i2 … in )</text:p>
      <text:p text:style-name="DefBody">Duplicates N items on the stack.</text:p>
      <text:p text:style-name="DefBody">Example: <text:s/>4 5 7 9 <text:s/>4 <text:s/>XDUP .S <text:s/>( prints <text:s/>4 5 7 9 4 5 7 9 )</text:p>
      <text:p text:style-name="RelWords">Related words: DUP XDROP</text:p>
      <text:p text:style-name="DefStart">XOR ( n1 n2 -- n3 )</text:p>
      <text:p text:style-name="DefBody">Perform a bit-wise exclusive OR of N1 and N2 and leave reult N3. <text:s/>The effects of an exclusive OR are best expressed by a truth table.</text:p>
      <text:p text:style-name="DefCode">N1<text:tab/>N2<text:tab/>N3</text:p>
      <text:p text:style-name="DefCode">0<text:tab/>0<text:tab/>0</text:p>
      <text:p text:style-name="DefCode">1<text:tab/>0<text:tab/>1</text:p>
      <text:p text:style-name="DefCode">0<text:tab/>1<text:tab/>1</text:p>
      <text:p text:style-name="DefCode">1<text:tab/>1<text:tab/>0</text:p>
      <text:p text:style-name="DefBody">Notice that doing an XOR with ones reverses the values of the bits.</text:p>
      <text:p text:style-name="DefCode">BINARY <text:s/>1010,1110 0000,1111 XOR . ( prints 1010,0001 )</text:p>
      <text:p text:style-name="RelWords">Related words: OR AND</text:p>
      <text:p text:style-name="DefStart">Y/N ( -- flag )</text:p>
      <text:p text:style-name="DefBody">Prints "(y/n)" and waits for user to hit 'y' or 'n'. <text:s/>Then returns TRUE for<text:s/>'y' and FALSE for 'n'.</text:p>
      <text:p text:style-name="DefCode">: SAVEIT</text:p>
      <text:p text:style-name="DefCode"><text:tab/>." Want to save it? " y/n</text:p>
      <text:p text:style-name="DefCode"><text:tab/>IF ." Now saving!" ( not really )</text:p>
      <text:p text:style-name="DefCode"><text:tab/>THEN</text:p>
      <text:p text:style-name="DefCode">;</text:p>
      <text:p text:style-name="RelWords">Related words: Y/N/Q DIALOG.Y/N/C</text:p>
      <text:p text:style-name="DefStart">Y/N/Q ( -- flag , or quits)</text:p>
      <text:p text:style-name="DefBody">Prints "(y/n/q)" and waits for user to hit 'y' or 'n' or 'q'. <text:s/>Then returns TRUE for 'y' and FALSE for 'n'. <text:s/>If the user hits 'q', then call QUIT.</text:p>
      <text:p text:style-name="RelWords">Related words: Y/N DIALOG.Y/N/C</text:p>
      <text:p text:style-name="DefStart">[ ( -- )</text:p>
      <text:p text:style-name="DefBody">Put Forth into interpret mode by setting STATE to 0.</text:p>
      <text:p text:style-name="RelWords">Related words: LITERAL ] : ;</text:p>
      <text:p text:style-name="DefStart">[COMPILE] ( &lt;name&gt; -- )</text:p>
      <text:p text:style-name="DefBody">Compile a call to the word that follows even if it is<text:s/>IMMEDIATE.</text:p>
      <text:p text:style-name="DefCode">VARIABLE MSG-NUMBER</text:p>
      <text:p text:style-name="DefCode">: #MSG <text:s/>( -- , print Message Number )</text:p>
      <text:p text:style-name="DefCode"><text:tab/>&gt;NEWLINE <text:s/>( start on new line )</text:p>
      <text:p text:style-name="DefCode"><text:tab/>." Message#" MSG-NUMBER @ .</text:p>
      <text:p text:style-name="DefCode"><text:tab/>." : "</text:p>
      <text:p text:style-name="DefCode"><text:tab/>1 MSG-NUMBER +! <text:s/>( advance message number )</text:p>
      <text:p text:style-name="DefCode">;</text:p>
      <text:p text:style-name="DefCode">: MSG" <text:s/>( message" -- , print numberred message )</text:p>
      <text:p text:style-name="DefCode"><text:tab/>COMPILE #MSG</text:p>
      <text:p text:style-name="DefCode"><text:tab/>[COMPILE] ." <text:s/>( no text yet, get it later )</text:p>
      <text:p text:style-name="DefCode">; IMMEDIATE</text:p>
      <text:p text:style-name="DefCode">: TEST</text:p>
      <text:p text:style-name="DefCode"><text:tab/>MSG" Phone home!"</text:p>
      <text:p text:style-name="DefCode"><text:tab/>MSG" Buy some gas."</text:p>
      <text:p text:style-name="DefCode">;</text:p>
      <text:p text:style-name="DefCode">TEST</text:p>
      <text:p text:style-name="DefCode">TEST<text:tab/></text:p>
      <text:p text:style-name="DefStart">[] <text:s/>( -- syntactic tool for ODE )</text:p>
      <text:p text:style-name="DefBody">Used to indicate late binding. <text:s/>See ODE chapter.</text:p>
      <text:p text:style-name="DefCode">OBJ1 <text:s/>PRINT: []</text:p>
      <text:p text:style-name="DefStart">\ ( &lt;comment line&gt; -- )</text:p>
      <text:p text:style-name="DefBody">All text on the line after the '\' will be treated as a comment, ie. ignored.</text:p>
      <text:p text:style-name="DefCode">\ say whatever you want</text:p>
      <text:p text:style-name="DefCode">23 45 + . \ add some numbers together</text:p>
      <text:p text:style-name="DefStart">] ( -- )</text:p>
      <text:p text:style-name="DefBody">Enter Compile mode by setting STATE to 1.</text:p>
      <text:p text:style-name="RelWords">Related words: LITERAL [ : ;</text:p>
      <text:p text:style-name="Index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ew York" svg:font-family="New York" style:font-family-generic="roman" style:font-pitch="variable" svg:panose-1="2 4 5 3 6 5 6 2 3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ourier" svg:font-family="Courier" style:font-family-generic="modern" style:font-pitch="fixed" svg:panose-1="2 7 4 9 2 2 5 2 4 4"/>
    <style:font-face style:name="Times" svg:font-family="Times" style:font-family-generic="roman" style:font-pitch="variable" svg:panose-1="2 2 6 3 5 4 5 2 3 4"/>
    <style:font-face style:name="Geneva" svg:font-family="Geneva" style:font-family-generic="system" svg:panose-1="0 0 0 0 0 0 0 0 0 0"/>
    <style:font-face style:name="Zapf Dingbats" svg:font-family="Zapf Dingbats" style:font-family-generic="system" svg:panose-1="0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New York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border-top="none" fo:border-left="none" fo:border-bottom="0.0208in solid #000000" fo:border-right="none" fo:padding="0in" style:shadow="none" fo:text-align="center" fo:margin-top="0.0277in" fo:margin-bottom="0.1388in"/>
      <style:text-properties style:font-name="Helvetica" style:font-name-complex="Helvetica" fo:font-weight="bold" style:font-weight-asian="bold" fo:font-size="18pt" style:font-size-asian="18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388in" fo:margin-bottom="0.1388in"/>
      <style:text-properties style:font-name="Helvetica" style:font-name-complex="Helvetica" fo:font-weight="bold" style:font-weight-asian="bold" fo:font-size="14pt" style:font-size-asian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0694in" fo:margin-bottom="0.0833in"/>
      <style:text-properties style:font-name="Helvetica" style:font-name-complex="Helvetica" fo:font-weight="bold" style:font-weight-asian="bold" fo:font-size="10pt" style:font-size-asian="10pt" fo:hyphenate="false"/>
    </style:style>
    <style:style style:name="Heading4" style:display-name="Heading 4" style:family="paragraph" style:parent-style-name="Normal" style:next-style-name="Normal" style:default-outline-level="4">
      <style:paragraph-properties fo:margin-bottom="0.0833in"/>
      <style:text-properties style:font-name="Helvetica" style:font-name-complex="Helvetica" fo:font-weight="bold" style:font-weight-asian="bold" fo:font-size="9pt" style:font-size-asian="9pt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left="0.5in">
        <style:tab-stops/>
      </style:paragraph-properties>
      <style:text-properties fo:font-weight="bold" style:font-weight-asian="bold" style:font-weight-complex="bold" fo:font-size="10pt" style:font-size-asian="10pt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left="0.5in">
        <style:tab-stops/>
      </style:paragraph-properties>
      <style:text-properties fo:font-size="10pt" style:font-size-asian="10pt" style:text-underline-type="single" style:text-underline-style="solid" style:text-underline-width="auto" style:text-underline-mode="continuous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left="0.5in">
        <style:tab-stops/>
      </style:paragraph-properties>
      <style:text-properties fo:font-style="italic" style:font-style-asian="italic" style:font-style-complex="italic" fo:font-size="10pt" style:font-size-asian="10pt" fo:hyphenate="false"/>
    </style:style>
    <style:style style:name="Heading8" style:display-name="Heading 8" style:family="paragraph" style:parent-style-name="Normal" style:next-style-name="Normal" style:default-outline-level="8">
      <style:paragraph-properties fo:margin-left="0.5in">
        <style:tab-stops/>
      </style:paragraph-properties>
      <style:text-properties fo:font-style="italic" style:font-style-asian="italic" style:font-style-complex="italic" fo:font-size="10pt" style:font-size-asian="10pt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left="0.5in">
        <style:tab-stops/>
      </style:paragraph-properties>
      <style:text-properties fo:font-style="italic" style:font-style-asian="italic" style:font-style-complex="italic" fo:font-size="10pt" style:font-size-asian="10pt" fo:hyphenate="false"/>
    </style:style>
    <style:style style:name="Normal" style:display-name="Normal" style:family="paragraph">
      <style:text-properties fo:font-size="12pt" style:font-size-asian="12pt" fo:hyphenate="false"/>
    </style:style>
    <style:style style:name="DefaultParagraphFont" style:display-name="Default Paragraph Font" style:family="text"/>
    <style:style style:name="TOC3" style:display-name="TOC 3" style:family="paragraph" style:parent-style-name="Normal" style:next-style-name="Normal">
      <style:paragraph-properties fo:margin-left="1in" fo:margin-right="0.5in">
        <style:tab-stops>
          <style:tab-stop style:type="left" style:leader-style="dotted" style:leader-text="." style:position="4.75in"/>
          <style:tab-stop style:type="right" style:position="5in"/>
        </style:tab-stops>
      </style:paragraph-properties>
      <style:text-properties fo:hyphenate="false"/>
    </style:style>
    <style:style style:name="TOC2" style:display-name="TOC 2" style:family="paragraph" style:parent-style-name="Normal" style:next-style-name="Normal">
      <style:paragraph-properties fo:margin-left="0.5in" fo:margin-right="0.5in">
        <style:tab-stops>
          <style:tab-stop style:type="left" style:leader-style="dotted" style:leader-text="." style:position="5.25in"/>
          <style:tab-stop style:type="right" style:position="5.5in"/>
        </style:tab-stops>
      </style:paragraph-properties>
      <style:text-properties fo:hyphenate="false"/>
    </style:style>
    <style:style style:name="TOC1" style:display-name="TOC 1" style:family="paragraph" style:parent-style-name="Normal" style:next-style-name="Normal">
      <style:paragraph-properties fo:margin-right="0.5in">
        <style:tab-stops>
          <style:tab-stop style:type="left" style:leader-style="dotted" style:leader-text="." style:position="5.75in"/>
          <style:tab-stop style:type="right" style:position="6in"/>
        </style:tab-stops>
      </style:paragraph-properties>
      <style:text-properties fo:hyphenate="false"/>
    </style:style>
    <style:style style:name="Index7" style:display-name="Index 7" style:family="paragraph" style:parent-style-name="Normal" style:next-style-name="Normal">
      <style:paragraph-properties fo:margin-left="1.5in">
        <style:tab-stops/>
      </style:paragraph-properties>
      <style:text-properties fo:hyphenate="false"/>
    </style:style>
    <style:style style:name="Index6" style:display-name="Index 6" style:family="paragraph" style:parent-style-name="Normal" style:next-style-name="Normal">
      <style:paragraph-properties fo:margin-left="1.25in">
        <style:tab-stops/>
      </style:paragraph-properties>
      <style:text-properties fo:hyphenate="false"/>
    </style:style>
    <style:style style:name="Index5" style:display-name="Index 5" style:family="paragraph" style:parent-style-name="Normal" style:next-style-name="Normal">
      <style:paragraph-properties fo:margin-left="1in">
        <style:tab-stops/>
      </style:paragraph-properties>
      <style:text-properties fo:hyphenate="false"/>
    </style:style>
    <style:style style:name="Index4" style:display-name="Index 4" style:family="paragraph" style:parent-style-name="Normal" style:next-style-name="Normal">
      <style:paragraph-properties fo:margin-left="0.75in">
        <style:tab-stops/>
      </style:paragraph-properties>
      <style:text-properties fo:hyphenate="false"/>
    </style:style>
    <style:style style:name="Index3" style:display-name="Index 3" style:family="paragraph" style:parent-style-name="Normal" style:next-style-name="Normal">
      <style:paragraph-properties fo:margin-left="0.5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>
      <style:paragraph-properties fo:margin-left="0.25in">
        <style:tab-stops/>
      </style:paragraph-properties>
      <style:text-properties fo:hyphenate="false"/>
    </style:style>
    <style:style style:name="Index1" style:display-name="Index 1" style:family="paragraph" style:parent-style-name="Normal" style:next-style-name="Normal">
      <style:text-properties fo:hyphenate="false"/>
    </style:style>
    <style:style style:name="LineNumber" style:display-name="Line Numbe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0.002in"/>
          <style:tab-stop style:type="right" style:position="0.0041in"/>
        </style:tab-stops>
      </style:paragraph-properties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0.002in"/>
          <style:tab-stop style:type="right" style:position="0.0041in"/>
        </style:tab-stops>
      </style:paragraph-properties>
      <style:text-properties fo:hyphenate="false"/>
    </style:style>
    <style:style style:name="FootnoteReference" style:display-name="Footnote Reference" style:family="text" style:parent-style-name="DefaultParagraphFont">
      <style:text-properties style:text-position="37.5% 100%" fo:font-size="8pt" style:font-size-asian="8pt" style:font-size-complex="8pt"/>
    </style:style>
    <style:style style:name="FootnoteText" style:display-name="Footnote Text" style:family="paragraph" style:parent-style-name="Normal">
      <style:text-properties fo:font-size="10pt" style:font-size-asian="10pt" fo:hyphenate="false"/>
    </style:style>
    <style:style style:name="PageNumber" style:display-name="Page Number" style:family="text" style:parent-style-name="DefaultParagraphFont"/>
    <style:style style:name="code" style:display-name="code" style:family="paragraph" style:parent-style-name="Normal">
      <style:paragraph-properties fo:margin-bottom="0.055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</style:tab-stops>
      </style:paragraph-properties>
      <style:text-properties style:font-name="Courier" style:font-name-complex="Courier" fo:font-size="10pt" style:font-size-asian="10pt" fo:hyphenate="false"/>
    </style:style>
    <style:style style:name="tx" style:display-name="tx" style:family="paragraph" style:parent-style-name="Normal">
      <style:paragraph-properties fo:margin-top="0.0277in" fo:margin-bottom="0.0555in" fo:margin-left="0.25in">
        <style:tab-stops/>
      </style:paragraph-properties>
      <style:text-properties style:font-name="Times" style:font-name-complex="Times" fo:font-size="10pt" style:font-size-asian="10pt" fo:hyphenate="false"/>
    </style:style>
    <style:style style:name="Forth" style:display-name="Forth" style:family="paragraph" style:parent-style-name="Normal">
      <style:paragraph-properties fo:margin-bottom="0.0277in" fo:margin-left="0.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</style:tab-stops>
      </style:paragraph-properties>
      <style:text-properties style:font-name="Courier" style:font-name-complex="Courier" fo:font-size="10pt" style:font-size-asian="10pt" fo:hyphenate="false"/>
    </style:style>
    <style:style style:name="DefStart" style:display-name="DefStart" style:family="paragraph" style:parent-style-name="Normal" style:next-style-name="DefBody">
      <style:paragraph-properties fo:keep-with-next="always" fo:margin-top="0.0833in" fo:margin-bottom="0.0277in" fo:margin-left="0.125in" fo:margin-right="-0.5in">
        <style:tab-stops/>
      </style:paragraph-properties>
      <style:text-properties style:font-name="Courier" style:font-name-complex="Courier" fo:font-weight="bold" style:font-weight-asian="bold" fo:font-size="10pt" style:font-size-asian="10pt" fo:hyphenate="false"/>
    </style:style>
    <style:style style:name="DefBody" style:display-name="DefBody" style:family="paragraph" style:parent-style-name="tx">
      <style:paragraph-properties fo:margin-left="0.375in">
        <style:tab-stops/>
      </style:paragraph-properties>
      <style:text-properties fo:hyphenate="false"/>
    </style:style>
    <style:style style:name="DefCode" style:display-name="DefCode" style:family="paragraph" style:parent-style-name="Forth">
      <style:paragraph-properties fo:margin-left="0.75in">
        <style:tab-stops>
          <style:tab-stop style:type="left" style:position="0in"/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</style:tab-stops>
      </style:paragraph-properties>
      <style:text-properties fo:hyphenate="false"/>
    </style:style>
    <style:style style:name="RelWords" style:display-name="RelWords" style:family="paragraph">
      <style:paragraph-properties fo:margin-top="0.0555in" fo:margin-bottom="0.0555in" fo:margin-left="0.375in">
        <style:tab-stops/>
      </style:paragraph-properties>
      <style:text-properties style:font-name="Courier" style:font-name-complex="Courier" fo:hyphenate="false"/>
    </style:style>
    <style:style style:name="GlosStart" style:display-name="GlosStart" style:family="paragraph" style:parent-style-name="Normal">
      <style:paragraph-properties fo:keep-with-next="always" fo:border-top="0.0104in solid #000000" fo:border-left="none" fo:border-bottom="none" fo:border-right="none" fo:padding="0in" style:shadow="none" fo:margin-top="0.0833in" fo:margin-bottom="0.0555in" fo:margin-right="-0.5in"/>
      <style:text-properties style:font-name="Courier" style:font-name-complex="Courier" fo:font-weight="bold" style:font-weight-asian="bold" fo:hyphenate="false"/>
    </style:style>
    <style:style style:name="GlosBody" style:display-name="GlosBody" style:family="paragraph" style:parent-style-name="DefBody">
      <style:paragraph-properties fo:margin-top="0.0555in"/>
      <style:text-properties style:font-name="New York" style:font-name-complex="New York" fo:hyphenate="false"/>
    </style:style>
    <style:style style:name="GlosCode" style:display-name="GlosCode" style:family="paragraph" style:parent-style-name="DefCode">
      <style:text-properties fo:hyphenate="false"/>
    </style:style>
    <style:style style:name="NumPar" style:display-name="NumPar" style:family="paragraph">
      <style:paragraph-properties fo:margin-top="0.0277in" fo:margin-bottom="0.0555in" fo:margin-left="0.4375in" fo:text-indent="-0.1875in">
        <style:tab-stops/>
      </style:paragraph-properties>
      <style:text-properties style:font-name="Times" style:font-name-complex="Times" fo:hyphenate="false"/>
    </style:style>
    <style:style style:name="test" style:display-name="test" style:family="paragraph" style:parent-style-name="Normal">
      <style:text-properties fo:hyphenate="false"/>
    </style:style>
    <style:style style:name="methodtableentry" style:display-name="methodtableentry" style:family="paragraph" style:parent-style-name="Normal">
      <style:paragraph-properties fo:margin-bottom="0.0555in">
        <style:tab-stops>
          <style:tab-stop style:type="right" style:position="0.25in"/>
          <style:tab-stop style:type="left" style:position="0.375in"/>
        </style:tab-stops>
      </style:paragraph-properties>
      <style:text-properties style:font-name="Courier" style:font-name-complex="Courier" fo:font-size="10pt" style:font-size-asian="10pt" fo:hyphenate="false"/>
    </style:style>
    <style:style style:name="NumParBody" style:display-name="NumParBody" style:family="paragraph" style:parent-style-name="NumPar">
      <style:paragraph-properties fo:text-indent="0in"/>
      <style:text-properties fo:hyphenate="false"/>
    </style:style>
    <style:style style:name="declaration" style:display-name="declaration" style:family="paragraph" style:parent-style-name="Normal" style:next-style-name="tx">
      <style:paragraph-properties fo:margin-top="0.0833in" fo:margin-bottom="0.0277in" fo:margin-left="0.125in" fo:margin-right="-0.5in">
        <style:tab-stops/>
      </style:paragraph-properties>
      <style:text-properties style:font-name="Courier" style:font-name-complex="Courier" fo:font-weight="bold" style:font-weight-asian="bold" fo:font-size="10pt" style:font-size-asian="10pt" fo:hyphenate="false"/>
    </style:style>
    <style:style style:name="chaphead" style:display-name="chaphead" style:family="paragraph" style:parent-style-name="Normal" style:next-style-name="ch2">
      <style:paragraph-properties fo:border-top="none" fo:border-left="none" fo:border-bottom="0.0208in solid #000000" fo:border-right="none" fo:padding="0in" style:shadow="none" fo:text-align="center" fo:margin-top="0.4166in"/>
      <style:text-properties fo:hyphenate="false"/>
    </style:style>
    <style:style style:name="ch2" style:display-name="ch2" style:family="paragraph" style:parent-style-name="Normal" style:next-style-name="Heading1">
      <style:paragraph-properties fo:border-top="none" fo:border-left="none" fo:border-bottom="0.0208in solid #000000" fo:border-right="none" fo:padding="0in" style:shadow="none" fo:text-align="center" fo:margin-top="0.0277in"/>
      <style:text-properties style:font-name="Helvetica" style:font-name-complex="Helvetica" fo:font-weight="bold" style:font-weight-asian="bold" fo:font-size="18pt" style:font-size-asian="18pt" fo:hyphenate="false"/>
    </style:style>
    <style:style style:name="dlafterhead" style:display-name="dl after head" style:family="paragraph" style:parent-style-name="declaration">
      <style:paragraph-properties fo:margin-top="0in"/>
      <style:text-properties fo:hyphenate="false"/>
    </style:style>
    <style:style style:name="definition" style:display-name="definition" style:family="paragraph" style:parent-style-name="tx">
      <style:paragraph-properties fo:margin-left="0.375in">
        <style:tab-stops/>
      </style:paragraph-properties>
      <style:text-properties fo:hyphenate="false"/>
    </style:style>
    <style:style style:name="methodtable" style:display-name="method table" style:family="paragraph" style:parent-style-name="Normal">
      <style:paragraph-properties fo:keep-with-next="always" fo:margin-bottom="0.0833in">
        <style:tab-stops>
          <style:tab-stop style:type="left" style:position="1.75in"/>
        </style:tab-stops>
      </style:paragraph-properties>
      <style:text-properties style:font-name="Courier" style:font-name-complex="Courier" fo:font-size="9pt" style:font-size-asian="9pt" fo:hyphenate="false"/>
    </style:style>
    <style:style style:name="tablehead" style:display-name="tablehead" style:family="paragraph" style:parent-style-name="methodtable">
      <style:paragraph-properties fo:margin-top="0.1111in"/>
      <style:text-properties style:font-name="Geneva" style:font-name-complex="Geneva" fo:font-weight="bold" style:font-weight-asian="bold" style:text-underline-type="single" style:text-underline-style="solid" style:text-underline-width="auto" style:text-underline-mode="continuous" fo:hyphenate="false"/>
    </style:style>
    <style:style style:name="Tablefoot" style:display-name="Tablefoot" style:family="paragraph" style:parent-style-name="tablehead">
      <style:paragraph-properties fo:keep-with-next="auto" fo:margin-bottom="0.1944in"/>
      <style:text-properties fo:font-weight="normal" style:font-weight-asian="normal" fo:hyphenate="false"/>
    </style:style>
    <style:style style:name="bulletedlist" style:display-name="bulleted list" style:family="paragraph" style:parent-style-name="Normal">
      <style:paragraph-properties fo:margin-bottom="0.0555in" fo:margin-left="0.25in" fo:text-indent="-0.25in">
        <style:tab-stops>
          <style:tab-stop style:type="left" style:position="0in"/>
        </style:tab-stops>
      </style:paragraph-properties>
      <style:text-properties style:font-name="Times" style:font-name-complex="Times" fo:font-size="10pt" style:font-size-asian="10pt" fo:hyphenate="false"/>
    </style:style>
    <style:style style:name="cv" style:display-name="cv" style:family="paragraph" style:parent-style-name="Normal">
      <style:paragraph-properties fo:margin-left="0.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</style:tab-stops>
      </style:paragraph-properties>
      <style:text-properties style:font-name="Courier" style:font-name-complex="Courier" fo:font-size="10pt" style:font-size-asian="10pt" fo:hyphenate="false"/>
    </style:style>
    <style:style style:name="bulletexample" style:display-name="bullet example" style:family="paragraph" style:parent-style-name="bulletedlist">
      <style:paragraph-properties fo:text-indent="0in">
        <style:tab-stops>
          <style:tab-stop style:type="left" style:position="0in"/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</style:tab-stops>
      </style:paragraph-properties>
      <style:text-properties style:font-name="Courier" style:font-name-complex="Courier" fo:hyphenate="false"/>
    </style:style>
    <style:style style:name="bulletedfollower" style:display-name="bulleted follower" style:family="paragraph" style:parent-style-name="bulletedlist">
      <style:paragraph-properties fo:margin-bottom="0.0833in" fo:text-indent="0in"/>
      <style:text-properties fo:hyphenate="false"/>
    </style:style>
    <style:style style:name="dfcv" style:display-name="dfcv" style:family="paragraph" style:parent-style-name="Forth">
      <style:paragraph-properties fo:margin-left="0.75in">
        <style:tab-stops>
          <style:tab-stop style:type="left" style:position="0in"/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</style:tab-stops>
      </style:paragraph-properties>
      <style:text-properties fo:hyphenate="false"/>
    </style:style>
    <style:style style:name="dfnote" style:display-name="dfnote" style:family="paragraph" style:parent-style-name="definition">
      <style:text-properties style:font-name="Zapf Dingbats" style:font-name-complex="Zapf Dingbats" fo:hyphenate="false"/>
    </style:style>
    <style:style style:name="table3" style:display-name="table3" style:family="paragraph" style:parent-style-name="cv">
      <style:paragraph-properties>
        <style:tab-stops>
          <style:tab-stop style:type="left" style:position="0in"/>
          <style:tab-stop style:type="left" style:position="0.2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3.1875in"/>
        </style:tab-stops>
      </style:paragraph-properties>
      <style:text-properties fo:hyphenate="false"/>
    </style:style>
    <style:style style:name="t3head" style:display-name="t3head" style:family="paragraph" style:parent-style-name="table3">
      <style:paragraph-properties fo:border-top="none" fo:border-left="none" fo:border-bottom="0.0104in solid #000000" fo:border-right="none" fo:padding="0in" style:shadow="none" fo:margin-bottom="0.0833in"/>
      <style:text-properties style:font-name="Helvetica" style:font-name-complex="Helvetica" fo:font-weight="bold" style:font-weight-asian="bold" fo:font-size="9pt" style:font-size-asian="9pt" fo:hyphenate="false"/>
    </style:style>
    <style:style style:name="head" style:display-name="head" style:family="paragraph" style:parent-style-name="Heading3" style:default-outline-level="3">
      <style:text-properties fo:hyphenate="false"/>
    </style:style>
    <style:style style:name="times14point" style:display-name="times 14 point" style:family="paragraph" style:parent-style-name="tx">
      <style:paragraph-properties fo:margin-top="0in" fo:margin-bottom="0.0833in" fo:margin-left="0in">
        <style:tab-stops/>
      </style:paragraph-properties>
      <style:text-properties fo:hyphenate="false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center"/>
    </style:style>
    <style:style style:name="T3" style:parent-style-name="DefaultParagraphFont" style:family="text">
      <style:text-properties fo:letter-spacing="0.0555in"/>
    </style:style>
    <style:style style:name="P4" style:parent-style-name="Footer" style:family="paragraph">
      <style:paragraph-properties fo:text-align="center"/>
      <style:text-properties fo:letter-spacing="0.0555in"/>
    </style:style>
  </office:automatic-styles>
  <office:master-styles>
    <style:master-page style:name="MP0" style:page-layout-name="PL0">
      <style:footer>
        <text:p text:style-name="Footer"><text:tab/>HForth Glossary<text:tab/>GL -<text:s/><text:page-number style:num-format="1">1</text:page-number></text:p>
        <text:p text:style-name="P2"><text:span text:style-name="T3">!"#$%&amp;`()*+'-./0-9:;&lt;=&gt;?@AZ[/]^_az{|}~</text:span></text:p>
      </style:footer>
      <style:footer-left>
        <text:p text:style-name="Footer">GL -<text:s/><text:page-number style:num-format="1">1</text:page-number><text:tab/>HForth Glossary</text:p>
        <text:p text:style-name="P4">!"#$%&amp;`()*+'-./0-9:;&lt;=&gt;?@AZ[/]^_az{|}~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subject/>
    <meta:initial-creator>EZ</meta:initial-creator>
    <dc:creator>EZ</dc:creator>
    <meta:creation-date>2013-07-07T01:30:00Z</meta:creation-date>
    <dc:date>2013-07-07T01:30:00Z</dc:date>
    <meta:template xlink:href="Normal.dotm" xlink:type="simple"/>
    <meta:editing-cycles>2</meta:editing-cycles>
    <meta:editing-duration>PT0S</meta:editing-duration>
    <meta:document-statistic meta:page-count="2" meta:paragraph-count="16" meta:word-count="1215" meta:character-count="8125" meta:row-count="57" meta:non-whitespace-character-count="6926"/>
  </office:meta>
</office:document-meta>
</file>